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3.8126in" fo:margin-right="0in" fo:text-indent="0in" style:auto-text-indent="false"/>
    </style:style>
    <style:style style:name="P2" style:family="paragraph" style:parent-style-name="Standard">
      <style:paragraph-properties fo:margin-left="3.8335in" fo:margin-right="0in" fo:text-indent="0in" style:auto-text-indent="false"/>
    </style:style>
    <style:style style:name="P3" style:family="paragraph" style:parent-style-name="Standard">
      <style:paragraph-properties fo:margin-left="0in" fo:margin-right="0.472in" fo:text-indent="0in" style:auto-text-indent="false"/>
    </style:style>
    <style:style style:name="P4" style:family="paragraph" style:parent-style-name="Standard">
      <style:paragraph-properties fo:margin-left="0.5138in" fo:margin-right="0in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vid Mignon</text:p>
      <text:p text:style-name="Standard">Adresse: 31 route de <text:s/>la bonne dame</text:p>
      <text:p text:style-name="Standard">77300 Fontainebleau.</text:p>
      <text:p text:style-name="Standard"/>
      <text:p text:style-name="P1">A monsieur le directeur de l'Ecole Doctorale de l'Ecole Polytechnique.</text:p>
      <text:p text:style-name="P2">Fontainebleau, le 27/09/2012.</text:p>
      <text:p text:style-name="Standard"/>
      <text:p text:style-name="Standard"/>
      <text:p text:style-name="P4">Monsieur le directeur,</text:p>
      <text:p text:style-name="Standard"/>
      <text:p text:style-name="P3"><text:tab/>Je me permets de vous demander d'accepter mon inscription en première année à l'Ecole Doctorale de l'Ecole Polytechnique. <text:s/></text:p>
      <text:p text:style-name="Standard"></text:p>
      <text:p text:style-name="Standard"><text:tab/>D’abord, parce que faire une thèse dans votre Ecole Doctorale constitue une véritable chance, premièrement par le haut niveau de la recherche qui y est pratiquée et par sa notoriété internationale, deuxièmement par <text:s/>le prestige de l'Ecole Polytechnique. <text:s/></text:p>
      <text:p text:style-name="Standard"><text:tab/>Ensuite, parce que faire une thèse après plusieurs années dans le laboratoire de biochimie va me permettre d'approfondir ma compréhension de notre recherche et je l'espère, d'augmenter mon apport au projet.</text:p>
      <text:p text:style-name="Standard"><text:tab/>Mener à bien ce travail me permettra de valider un ensemble de compétences dans le domaine de l'ingénierie des protéines qui est promis à un grand avenir. Cela rendra également possible un changement de catégorie professionnelle.</text:p>
      <text:p text:style-name="Standard"><text:tab/> Dans l'attente d'une réponse, je vous prie d'agréer, Monsieur le directeur, mes salutations</text:p>
      <text:p text:style-name="Standard">les plus respectueuses.</text:p>
      <text:p text:style-name="Standard"/>
      <text:p text:style-name="Standard">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Droid Sans1" style:font-size-asian="10pt" style:font-name-complex="FreeSans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7T15:18:02</meta:creation-date>
    <dc:date>2012-09-27T18:30:39</dc:date>
    <meta:editing-duration>PT1H56M36S</meta:editing-duration>
    <meta:editing-cycles>3</meta:editing-cycles>
    <meta:generator>LibreOffice/3.5$Linux_X86_64 LibreOffice_project/350m1$Build-2</meta:generator>
    <meta:print-date>2012-09-27T18:30:34</meta:print-date>
    <meta:document-statistic meta:table-count="0" meta:image-count="0" meta:object-count="0" meta:page-count="1" meta:paragraph-count="14" meta:word-count="166" meta:character-count="1128" meta:non-whitespace-character-count="955"/>
  </office:meta>
</office:document-meta>
</file>